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style:font-name="Frutiger Light Condensed"/>
    </style:style>
    <style:style style:name="P10" style:family="paragraph">
      <style:text-properties style:font-name="Frutiger Light Condensed"/>
    </style:style>
    <style:style style:name="P11" style:family="paragraph">
      <style:paragraph-properties fo:margin-top="0.5cm" fo:margin-bottom="0cm" fo:text-align="start"/>
    </style:style>
    <style:style style:name="P12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3" style:family="paragraph">
      <loext:graphic-properties draw:fill-color="#ffffff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5cm" fo:margin-bottom="0cm" style:writing-mode="lr-tb"/>
      <style:text-properties style:font-name="Frutiger Light Condensed"/>
    </style:style>
    <style:style style:name="P16" style:family="paragraph">
      <style:paragraph-properties fo:text-align="center" style:writing-mode="lr-tb"/>
      <style:text-properties style:font-name="Frutiger Light Condensed" fo:font-size="18pt"/>
    </style:style>
    <style:style style:name="P17" style:family="paragraph">
      <style:paragraph-properties fo:margin-top="0.4cm" fo:margin-bottom="0cm" style:writing-mode="lr-tb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Frutiger Light Condense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utiger Light Condensed" fo:font-size="18pt"/>
    </style:style>
    <style:style style:name="T7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Computer Graph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mputer graphics – what and why</text:span></text:p>
          </draw:text-box>
        </draw:frame>
        <draw:frame presentation:style-name="pr4" draw:text-style-name="P4" draw:layer="layout" svg:width="25.199cm" svg:height="8.761cm" svg:x="1.4cm" svg:y="3.685cm" presentation:class="outline" presentation:user-transformed="true">
          <draw:text-box>
            <text:p text:style-name="P5"><text:span text:style-name="T1">“</text:span><text:span text:style-name="T1">To understand nature, incorporate science and art with technology to create virtual environments that exist or never could have existed.”</text:span></text:p>
            <text:p text:style-name="P5"><text:span text:style-name="T1"/></text:p>
            <text:p text:style-name="P5"><text:span text:style-name="T1">“</text:span><text:span text:style-name="T1">Computer graphics is science and art of communicating visually via computer display and its interaction devices”*</text:span></text:p>
            <text:p text:style-name="P5"><text:span text:style-name="T1"/></text:p>
            <text:p text:style-name="P5"><text:span text:style-name="T1">“</text:span><text:span text:style-name="T1">A collaboration between art and technology”**</text:span></text:p>
          </draw:text-box>
        </draw:frame>
        <draw:frame draw:style-name="gr2" draw:text-style-name="P6" draw:layer="layout" svg:width="26.924cm" svg:height="1.825cm" svg:x="0.508cm" svg:y="13.97cm">
          <draw:text-box>
            <text:p><text:span text:style-name="T2">* Book: principles and practices</text:span></text:p>
            <text:p><text:span text:style-name="T2">** Pix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Keyword: imag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sual communic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Where is computer graphics used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ames: https://www.guerrilla-games.com/games (array of images generated based on user input)</text:span></text:p>
              </text:list-item>
              <text:list-item>
                <text:p text:style-name="P5"><text:span text:style-name="T1">Animated film: https://www.pixar.com/feature-films-launch (array of images for given timeline)</text:span></text:p>
              </text:list-item>
              <text:list-item>
                <text:p text:style-name="P5"><text:span text:style-name="T1">Science visualization: https://www.youtube.com/watch?v=adhTmwYwOiA</text:span></text:p>
              </text:list-item>
              <text:list-item>
                <text:p text:style-name="P5"><text:span text:style-name="T1">Manufacturing and Engineering: https://www.autodesk.de/products/fusion-360/features#3d-modeling</text:span></text:p>
              </text:list-item>
              <text:list-item>
                <text:p text:style-name="P5"><text:span text:style-name="T1">Film and Visual Effects: https://www.wetafx.co.nz/, https://www.ilm.com/</text:span></text:p>
              </text:list-item>
              <text:list-item>
                <text:p text:style-name="P5"><text:span text:style-name="T1">Architecture: https://www.unrealengine.com/en-US/solutions/architecture</text:span></text:p>
              </text:list-item>
              <text:list-item>
                <text:p text:style-name="P5"><text:span text:style-name="T1">Ergonomic Design of Buildings and Offices</text:span></text:p>
              </text:list-item>
              <text:list-item>
                <text:p text:style-name="P5"><text:span text:style-name="T1">Lighting Engineering</text:span></text:p>
              </text:list-item>
              <text:list-item>
                <text:p text:style-name="P5"><text:span text:style-name="T1">Predictive Simulations</text:span></text:p>
              </text:list-item>
              <text:list-item>
                <text:p text:style-name="P5"><text:span text:style-name="T1">Advertising</text:span></text:p>
              </text:list-item>
              <text:list-item>
                <text:p text:style-name="P5"><text:span text:style-name="T1">Flight and Car Simulators</text:span></text:p>
              </text:list-item>
              <text:list-item>
                <text:p text:style-name="P5"><text:span text:style-name="T1">Art: https://refikanadol.com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User interfac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mage processing and digital draw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Digital medi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mputer aided desig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Scientific Visualizatio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Film and VFX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luids: liquids and gases</text:span></text:p>
              </text:list-item>
              <text:list-item>
                <text:p><text:span text:style-name="T1">Solids</text:span></text:p>
              </text:list-item>
              <text:list-item>
                <text:p><text:span text:style-name="T1">Characters/creatures</text:span></text:p>
              </text:list-item>
              <text:list-item>
                <text:p><text:span text:style-name="T1">Motion capt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R/VR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Simulatio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Medicine</text:p>
              </text:list-item>
              <text:list-item>
                <text:p>Space tra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Interdisciplinarty of computer graphic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Bit of history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Computer graphics and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You like physics and would like to see its practical applications in generating amazing imagery and effects.</text:span></text:p>
              </text:list-item>
              <text:list-item>
                <text:p><text:span text:style-name="T1">You like mathematics: computer graphics is applied mathematics. Enough said.</text:span></text:p>
              </text:list-item>
              <text:list-item>
                <text:p><text:span text:style-name="T1">You like programming: computer graphics is exciting application that employs complex architectures for modeling and rendering and in return gives very gratifying results.</text:span></text:p>
              </text:list-item>
              <text:list-item>
                <text:p><text:span text:style-name="T1">You like art and design: Computer graphics is not only about tools which serve for simulating and rendering 3D scenes - it is also how we use those tools to create something that exists or never existed</text:span></text:p>
              </text:list-item>
              <text:list-item>
                <text:p><text:span text:style-name="T1">You like animated films or VFX: yes there is a lot of computer graphics there combined with other disciplines to support stories to remember</text:span></text:p>
              </text:list-item>
              <text:list-item>
                <text:p><text:span text:style-name="T1">You like computer games: amazing application of computer graphics combined with different disciplines</text:span></text:p>
              </text:list-item>
              <text:list-item>
                <text:p><text:span text:style-name="T1">You like visualization: biology? Chemistry? Geology? Astronomy? Computer graphics is there for you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bout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Your background</text:span></text:p>
              </text:list-item>
              <text:list-item>
                <text:p text:style-name="P5"><text:span text:style-name="T1">Your interests</text:span></text:p>
              </text:list-item>
              <text:list-item>
                <text:p text:style-name="P5"><text:span text:style-name="T1">Your experie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My background</text:p>
              </text:list-item>
              <text:list-item>
                <text:p text:style-name="P5">My interests</text:p>
              </text:list-item>
              <text:list-item>
                <text:p text:style-name="P5">My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bout cours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is course is not about art, design, game-development, film, visualization in engineering and science domains but it gives foundations for making those with right domain knowledge. Computer graphics is a tool to create beautiful imagery but tool alone is not enough to create those images! Therefore, if you are interested in applying graphics to specific domain area (game, film, sci-vis, etc.) I encourage you to obtain the required domain knowledge as well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urse outcom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9">General outcome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Understand fundamental concepts and theory: those are immortal</text:p>
              </text:list-item>
              <text:list-item>
                <text:p text:style-name="P10"><text:span text:style-name="T3">Typically mathematics, a</text:span>lgorithms and methods used in computer graphics</text:p>
              </text:list-item>
              <text:list-item>
                <text:p text:style-name="P10">Understanding how foundations are supporting technology and which technology exists for you to create</text:p>
              </text:list-item>
              <text:list-item>
                <text:p text:style-name="P10">Map of the computer graph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Map of computer graphic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int of lectures is to give structure and it is up to you to fill i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3">Special outco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Seeing world with different eye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content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10 lectures, 3h each</text:span></text:p>
              </text:list-item>
              <text:list-item>
                <text:p text:style-name="P5"><text:span text:style-name="T1">Project: through all lectures</text:span></text:p>
              </text:list-item>
              <text:list-item>
                <text:p text:style-name="P5"><text:span text:style-name="T1">Exam: end of lectures, 30min, Moodle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ectures syllabu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ecture 1: introduction (this) and rendering overview</text:span></text:p>
              </text:list-item>
              <text:list-item>
                <text:p><text:span text:style-name="T4">Lecture 2: 3D scene - shapes and materials</text:span></text:p>
              </text:list-item>
              <text:list-item>
                <text:p><text:span text:style-name="T5">Lecture 3: </text:span><text:span text:style-name="T4">3D scene - lights and cameras</text:span></text:p>
              </text:list-item>
              <text:list-item>
                <text:p><text:span text:style-name="T4">Lecture 4: Rendering - rendering introduction and raytracing</text:span></text:p>
              </text:list-item>
              <text:list-item>
                <text:p><text:span text:style-name="T5">Lecture 5: </text:span><text:span text:style-name="T4">Rendering - rasterization</text:span></text:p>
              </text:list-item>
              <text:list-item>
                <text:p text:style-name="P14"><text:span text:style-name="T5">Lecture 6: Images - images </text:span><text:span text:style-name="T4">+ project </text:span></text:p>
              </text:list-item>
              <text:list-item>
                <text:p><text:span text:style-name="T4">Lecture 7: More on 3D scene + project </text:span></text:p>
              </text:list-item>
              <text:list-item>
                <text:p text:style-name="P14"><text:span text:style-name="T5">Lecture 8: More on 3D scene </text:span><text:span text:style-name="T4">+ project </text:span></text:p>
              </text:list-item>
              <text:list-item>
                <text:p text:style-name="P14"><text:span text:style-name="T5">Lecture 9: More on rendering </text:span><text:span text:style-name="T4">+ project </text:span></text:p>
              </text:list-item>
              <text:list-item>
                <text:p text:style-name="P14"><text:span text:style-name="T5">Lecture 10: More on image </text:span><text:span text:style-name="T4">+ project </text:span></text:p>
              </text:list-item>
              <text:list-item>
                <text:p><text:span text:style-name="T1"><text:a xlink:href="https://github.com/lorentzo/IntroductionToComputerGraphics/wiki/Syllabus" xlink:type="simple">https://github.com/lorentzo/IntroductionToComputerGraphics/wiki/Syllabu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Lectures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1">The point of lectures is to give the big picture and give highlights on foundations</text:span></text:p>
                <text:list>
                  <text:list-item>
                    <text:p><text:span text:style-name="T1">They are starting point, a map, which is for you to explore.</text:span></text:p>
                  </text:list-item>
                  <text:list-item>
                    <text:p><text:span text:style-name="T1">Consultations are always possible!</text:span></text:p>
                  </text:list-item>
                </text:list>
              </text:list-item>
              <text:list-item>
                <text:p><text:span text:style-name="T1">During lectures write down important points ask if anything is unclear</text:span></text:p>
                <text:list>
                  <text:list-item>
                    <text:p><text:span text:style-name="T1">Feel free to interrupt! If something is not clear for you it is a high possibility it is also not clear for someone else – it is good to repea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Note for slid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Note for slides</text:span></text:p>
                <text:list>
                  <text:list-item>
                    <text:p text:style-name="P5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5"><text:span text:style-name="T1">Important elements will be highlighted and noted that they should be written down by hand</text:span></text:p>
                  </text:list-item>
                  <text:list-item>
                    <text:p text:style-name="P5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3" draw:text-style-name="P16" draw:layer="layout" svg:width="3.048cm" svg:height="2.54cm" svg:x="26.162cm" svg:y="5.842cm">
          <text:p text:style-name="P16"><text:span text:style-name="T6">Reading</text:span></text:p>
          <text:p text:style-name="P16"><text:span text:style-name="T6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6" draw:layer="layout" svg:width="3.302cm" svg:height="2.54cm" svg:x="25.654cm" svg:y="9.652cm">
          <text:p text:style-name="P16"><text:span text:style-name="T6">Write it</text:span></text:p>
          <text:p text:style-name="P16"><text:span text:style-name="T6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6" draw:layer="layout" svg:width="3.556cm" svg:height="1.524cm" svg:x="21.336cm" svg:y="11.176cm">
          <text:p text:style-name="P16"><text:span text:style-name="T6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Learning mater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se presentations and your notes</text:span></text:p>
              </text:list-item>
              <text:list-item>
                <text:p><text:span text:style-name="T1"><text:a xlink:href="https://github.com/lorentzo/IntroductionToComputerGraphics" xlink:type="simple">https://github.com/lorentzo/IntroductionToComputerGraphics</text:a></text:span></text:p>
              </text:list-item>
              <text:list-item>
                <text:p><text:span text:style-name="T1">All materials are available in advance</text:span></text:p>
                <text:list>
                  <text:list-item>
                    <text:p><text:span text:style-name="T1">TIP: read materials before lecture – it helps for following the l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Additional learning mater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ooks</text:span></text:p>
              </text:list-item>
              <text:list-item>
                <text:p><text:span text:style-name="T1">Useful sit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Project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ODO: shortly describe projects + add images of what results might look like</text:span></text:p>
                <text:list>
                  <text:list-item>
                    <text:p text:style-name="P17"><text:span text:style-name="T2">Low level of abstraction: coding and focus on rendering</text:span></text:p>
                  </text:list-item>
                  <text:list-item>
                    <text:p text:style-name="P17"><text:span text:style-name="T2">High level of abstraction: modeling, animation and interaction in DCC or game engine</text:span></text:p>
                  </text:list-item>
                </text:list>
              </text:list-item>
              <text:list-item>
                <text:p><text:span text:style-name="T1"><text:a xlink:href="https://github.com/lorentzo/IntroductionToComputerGraphics/wiki/Projects" xlink:type="simple">https://github.com/lorentzo/IntroductionToComputerGraphics/wiki/Projects</text:a></text:span></text:p>
              </text:list-item>
              <text:list-item>
                <text:p><text:span text:style-name="T1">Projects: a time dedicated to experience real-life development (and research). </text:span></text:p>
                <text:list>
                  <text:list-item>
                    <text:p><text:span text:style-name="T1">Projects can be started even after this lecture: decide on topic and start investigating!.</text:span></text:p>
                  </text:list-item>
                  <text:list-item>
                    <text:p><text:span text:style-name="T1">Projects should be time for you to research and work on your own - consultations are always possible!</text:span></text:p>
                  </text:list-item>
                  <text:list-item>
                    <text:p><text:span text:style-name="T1">Projects are made to be fun and engaging: choose what you lik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grad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Project</text:span></text:p>
                <text:list>
                  <text:list-item>
                    <text:p text:style-name="P5"><text:span text:style-name="T1">Based on solved steps</text:span></text:p>
                  </text:list-item>
                </text:list>
              </text:list-item>
              <text:list-item>
                <text:p text:style-name="P5"><text:span text:style-name="T1">Exam</text:span></text:p>
                <text:list>
                  <text:list-item>
                    <text:p text:style-name="P5"><text:span text:style-name="T1">30min, online, Moo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Glimpse into image gener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nalogy: taking a photograph</text:span></text:p>
                <text:list>
                  <text:list-item>
                    <text:p text:style-name="P5"><text:span text:style-name="T1">World → </text:span><text:span text:style-name="T7">3D scene</text:span></text:p>
                  </text:list-item>
                  <text:list-item>
                    <text:p text:style-name="P5"><text:span text:style-name="T1">Image formation → </text:span><text:span text:style-name="T7">rendering</text:span></text:p>
                  </text:list-item>
                  <text:list-item>
                    <text:p text:style-name="P5"><text:span text:style-name="T7">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20T12:52:46.611281457</dc:date>
    <meta:editing-duration>PT2H24M11S</meta:editing-duration>
    <meta:editing-cycles>59</meta:editing-cycles>
    <meta:document-statistic meta:object-count="148"/>
  </office:meta>
</office:document-meta>
</file>